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7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90" table:number-columns-spanned="2" table:number-rows-spanned="1">
            <text:p>9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90" table:number-columns-spanned="2" table:number-rows-spanned="1">
            <text:p>9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15">
            <text:p>15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4" table:number-columns-spanned="2" table:number-rows-spanned="1">
            <text:p>4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320">
            <text:p>3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25">
            <text:p>25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45">
            <text:p>4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85" table:number-columns-spanned="2" table:number-rows-spanned="1">
            <text:p>85</text:p>
          </table:table-cell>
          <table:covered-table-cell table:style-name="ce25"/>
          <table:table-cell table:style-name="ce34" table:content-validation-name="val8" office:value-type="string">
            <text:p>6 Inches</text:p>
          </table:table-cell>
          <table:table-cell table:style-name="ce22" table:formula="of:=IF(ISBLANK([.K12]);0;VLOOKUP([.K12];[Sheet2.D25:.E29];2;0))" office:value-type="float" office:value="4">
            <text:p>4</text:p>
          </table:table-cell>
          <table:table-cell table:style-name="ce22" table:formula="of:=[.I12]*[.L12]" office:value-type="float" office:value="340">
            <text:p>34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139">
            <text:p>139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10">
            <text:p>1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11">
            <text:p>11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105">
            <text:p>105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85" table:number-columns-spanned="2" table:number-rows-spanned="1">
            <text:p>85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127.5">
            <text:p>127.5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11">
            <text:p>111</text:p>
          </table:table-cell>
          <table:table-cell table:style-name="ce34" table:content-validation-name="val11" office:value-type="string">
            <text:p>½ Air Change</text:p>
          </table:table-cell>
          <table:table-cell table:style-name="ce22" table:formula="of:=IF(ISBLANK([.K15]);0;VLOOKUP([.K15];[Sheet2.D32:.E36];2;0))" office:value-type="float" office:value="0.63">
            <text:p>0.63</text:p>
          </table:table-cell>
          <table:table-cell table:style-name="ce22" table:formula="of:=[.J15]*[.J16]*[.L15]" office:value-type="float" office:value="629.37">
            <text:p>629.37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5" table:number-columns-spanned="2" table:number-rows-spanned="1">
            <text:p>5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6.5">
            <text:p>6.5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5" table:number-columns-spanned="2" table:number-rows-spanned="1">
            <text:p>5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2.5">
            <text:p>2.5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1404.37">
            <text:p>1404.37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11">
            <text:p>111</text:p>
          </table:table-cell>
          <table:table-cell table:style-name="ce34" table:content-validation-name="val4" office:value-type="string">
            <text:p>½ Air Change</text:p>
          </table:table-cell>
          <table:table-cell table:style-name="ce22" table:formula="of:=IF(ISBLANK([.D18]);0;VLOOKUP([.D18];[Sheet2.A31:.B34];2;0))" office:value-type="float" office:value="0.137">
            <text:p>0.137</text:p>
          </table:table-cell>
          <table:table-cell table:style-name="ce22" table:formula="of:=[.C18]*[.C19]*[.E18]" office:value-type="float" office:value="136.863">
            <text:p>136.863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1404.37" table:number-columns-spanned="2" table:number-rows-spanned="1">
            <text:p>1404.37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1755.4625">
            <text:p>1755.462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300">
            <text:p>3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1000" table:number-columns-spanned="2" table:number-rows-spanned="1">
            <text:p>1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1000">
            <text:p>1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808.363">
            <text:p>1808.363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808.363" table:number-columns-spanned="2" table:number-rows-spanned="1">
            <text:p>1808.363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90.41815">
            <text:p>90.4181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1898.78115">
            <text:p>1898.7811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11">
            <text:p>111</text:p>
          </table:table-cell>
          <table:table-cell table:style-name="ce34" table:content-validation-name="val5" office:value-type="string">
            <text:p>½ Air Change</text:p>
          </table:table-cell>
          <table:table-cell table:style-name="ce22" table:formula="of:=IF(ISBLANK([.D25]);0;VLOOKUP([.D25];[Sheet2.A37:.B40];2;0))" office:value-type="float" office:value="0.13">
            <text:p>0.13</text:p>
          </table:table-cell>
          <table:table-cell table:style-name="ce22" table:formula="of:=[.C25]*[.C26]*[.E25]" office:value-type="float" office:value="129.87">
            <text:p>129.87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230">
            <text:p>23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359.87">
            <text:p>359.87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1898.78115" table:number-columns-spanned="2" table:number-rows-spanned="1">
            <text:p>1898.78115</text:p>
          </table:table-cell>
          <table:covered-table-cell table:style-name="ce26"/>
          <table:table-cell table:style-name="ce26" table:formula="of:=[.F28]" office:value-type="float" office:value="359.87" table:number-columns-spanned="2" table:number-rows-spanned="1">
            <text:p>359.87</text:p>
          </table:table-cell>
          <table:covered-table-cell table:style-name="ce39"/>
          <table:table-cell table:style-name="ce40" table:formula="of:=[.F24]+[.F28]" office:value-type="float" office:value="2258.65115">
            <text:p>2258.6511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4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4:21:41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